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03.06.2013 klo 19:10</text:p>
      <text:p text:style-name="Standard"/>
      <text:p text:style-name="Standard">Ensimmäiseksi negatiivinen palaute. Ohjelmaasi oli ei ollut käyttöohjetta missään ainakaan helposti löydettävissä. Käynnistin ohjelman, ja todellakaan ei ollut itsestäänselvää millainen syöte siihen vaadittiin. Kun tutkin luokkia, asian kyllä pystyi päättelemään, ja ohjelman käyttö onnistui.</text:p>
      <text:p text:style-name="Standard"/>
      <text:p text:style-name="Standard">Toisena negatiivisena, kokeilin syotetta 2s7c ja AhAh. Ohjelma ei antanut virheilmoitusta vaikka kädessä oli kaksi herttaässää. Kokeilin lisäksi myös laittaa sama käsi molempiin, ei virheilmoitusta. Ohjelma sen sijaan herjasi epämääräisen mittaisesta syötteestä, mutta jos laitoin satunnaisen merkkisarjan, ei tapahtunut mitään mihinkään suuntaan. Lisäksi kaikki virheilmoitukset eivät olleet aivan viimeisteltyjä. "2d2 is not a valid hand - expected 2 cards but got 2"</text:p>
      <text:p text:style-name="Standard"/>
      <text:p text:style-name="Standard">Sen sijaan kun itse laittoi järkevät syötteet, ohjelma ainakin päällepäin tuntui toimivan mainiosti. En tutkinut kuinka pätevät algoritmisi olivat, en tiedä olivatko laskut oikein, mutta silmämääräisesti vaikutti oikeilta arvoilta.</text:p>
      <text:p text:style-name="Standard"/>
      <text:p text:style-name="Standard">Ulkoasusta sen verran, nyt ties-sarake toistuu kahdesti. Ymmärrän miksi se on siinä, mutta näyttäisikö se paremmalta jos se olisi vain kerran? </text:p>
      <text:p text:style-name="Standard"/>
      <text:p text:style-name="Standard">Olet selkeästi huomattavasti edistyneempi koodaaja kuin minä, joten pahoittelen etten osaa kovinkaan paljoa palautetta antaa koodista.</text:p>
      <text:p text:style-name="Standard"/>
      <text:p text:style-name="Standard">poker.deck-pakkaus oli erittäin selkeä ja yksiseltteinen. Koodin laatuvaatimukset täyttyvät melko triviaalisti. Sama pätee poker.handCategories-pakkaukseen.</text:p>
      <text:p text:style-name="Standard"/>
      <text:p text:style-name="Standard">public Hand(Card... cards) jäi itselleni vähän auki, miksi käden pituus voi olla max 7 korttia? </text:p>
      <text:p text:style-name="Standard"/>
      <text:p text:style-name="Standard">Kaikki koodi mitä tutkin muuten vaikutti erittäin hyvältä, ainakin minun mittapuullani. En rakenteellisia korjausehdotuksia edes uskalla ehdottaa. </text:p>
      <text:p text:style-name="Standard"/>
      <text:p text:style-name="Standard">- V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sa Kauhajarvi</meta:initial-creator>
    <meta:creation-date>2013-06-03T19:08:45</meta:creation-date>
    <dc:date>2013-06-03T19:09:05</dc:date>
    <dc:creator>Vesa Kauhajarvi</dc:creator>
    <meta:editing-duration>P0D</meta:editing-duration>
    <meta:editing-cycles>1</meta:editing-cycles>
    <meta:document-statistic meta:table-count="0" meta:image-count="0" meta:object-count="0" meta:page-count="1" meta:paragraph-count="10" meta:word-count="213" meta:character-count="1694" meta:non-whitespace-character-count="1694"/>
    <meta:generator>LibreOffice/3.5$Linux_X86_64 LibreOffice_project/350m1$Build-2</meta:generator>
  </office:meta>
</office:document-meta>
</file>